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b90" officeooo:paragraph-rsid="00052b90"/>
    </style:style>
    <style:style style:name="P2" style:family="paragraph" style:parent-style-name="Standard">
      <style:text-properties officeooo:rsid="00052b90" officeooo:paragraph-rsid="00071717"/>
    </style:style>
    <style:style style:name="P3" style:family="paragraph" style:parent-style-name="Standard">
      <style:text-properties officeooo:rsid="00052b90" officeooo:paragraph-rsid="00052b90"/>
    </style:style>
    <style:style style:name="P4" style:family="paragraph" style:parent-style-name="Standard">
      <style:text-properties officeooo:rsid="00052b90" officeooo:paragraph-rsid="000c3593"/>
    </style:style>
    <style:style style:name="P5" style:family="paragraph" style:parent-style-name="Standard">
      <style:text-properties fo:color="#e6db74" style:font-name="Droid Sans Mono" fo:font-size="11.3500003814697pt" fo:font-weight="normal" officeooo:rsid="00052b90" officeooo:paragraph-rsid="00052b90" fo:background-color="#272822"/>
    </style:style>
    <style:style style:name="P6" style:family="paragraph" style:parent-style-name="Standard">
      <style:text-properties officeooo:rsid="000c3593" officeooo:paragraph-rsid="000c3593"/>
    </style:style>
    <style:style style:name="T1" style:family="text">
      <style:text-properties officeooo:rsid="000570f1"/>
    </style:style>
    <style:style style:name="T2" style:family="text">
      <style:text-properties officeooo:rsid="00071717"/>
    </style:style>
    <style:style style:name="T3" style:family="text">
      <style:text-properties officeooo:rsid="00085d0e"/>
    </style:style>
    <style:style style:name="T4" style:family="text">
      <style:text-properties officeooo:rsid="000ac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teste</text:p>
      <text:p text:style-name="P1"/>
      <text:p text:style-name="P4"><text:tab/>Para realização dos experimento <text:s/>foi <text:span text:style-name="T1">desenvolvido</text:span> <text:span text:style-name="T2">os programas </text:span>Programa<text:span text:style-name="T3">t</text:span>Teste-<text:span text:style-name="T2">Sequencial e o </text:span>ProgramaTeste-<text:span text:style-name="T2">Paralelo com execução sequencial e paralela respectivamente,</text:span> <text:span text:style-name="T3">T</text:span>endo como objetivo a geração de carga de processamento para a realização dos testes da linguagem <text:span text:style-name="T3">GO</text:span>, <text:span text:style-name="T1">o</text:span> ProgramaTeste-<text:span text:style-name="T2">Sequencial <text:s/>e o </text:span>Programa<text:span text:style-name="T1">T</text:span>este-<text:span text:style-name="T2">Paralelo</text:span> utiliza<text:span text:style-name="T3">m</text:span> algoritmo genetico <text:span text:style-name="T4">ambos seguindo os mesmos passos e com as mesmas operações</text:span> para calcular uma possível rota entre <text:span text:style-name="T2">cidades goianas voltando para a cidade de partida, para realizar o calculo da distância entre as coordanadas foi feito o seguinte calculo.</text:span></text:p>
      <text:p text:style-name="P4"/>
      <text:p text:style-name="P6">6371 * math.Acos(math.Cos(math.Pi*(90-cidadeDestino.latitude)/180)*math.Cos((90-cidadeOrigem.latitude)*math.Pi/180)+math.Sin((90-cidadeDestino.latitude)*math.Pi/180)*math.Sin((90-cidadeOrigem.latitude)*math.Pi/180)*math.Cos((cidadeOrigem.longitude-cidadeDestino.longitude)*math.Pi/180))</text:p>
      <text:p text:style-name="P4"/>
      <text:p text:style-name="P4"><text:span text:style-name="T2">Para a realização dos testes dois arquivos contendo 123 e 246 cidades goianas foram criados, cada linha dos arquivos representa uma cidade, essa possuindo um id para a identificar e suas respectivas coordenadas em decimal. Para a execução do programa é necessário passar quatro argumentos, fileDirectory que é o diretorio e o nome do arquivo que a lista de cidades é encontrada, populationSize que é o tamanho da população, generations que é o numero de gerações e <text:s/>mutation, que é a taxa de mutação que será utilizada.</text:span></text:p>
      <text:p text:style-name="P2"><text:tab/><text:span text:style-name="T2">O </text:span>ProgramaTeste-<text:span text:style-name="T2">Sequencial </text:span></text:p>
      <text:p text:style-name="P1"><text:tab/><text:span text:style-name="T1">O versão paralela do ProgramaTeste realiza os mesmos calculos da versão sequencial com a diferença que em vez de realizar um calculo por vez ele utiliza-se das Goroutines e Gochannels criar e gerenciar a execução paralela 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46:29.965985895</meta:creation-date>
    <dc:date>2017-03-16T23:26:16.388659018</dc:date>
    <meta:editing-duration>PT55M37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" meta:paragraph-count="6" meta:word-count="211" meta:character-count="1658" meta:non-whitespace-character-count="1445"/>
  </office:meta>
</office:document-meta>
</file>